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2.8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>
      <style:table-column-properties style:column-width="78.75pt" style:use-optimal-column-width="fals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60.75pt" style:use-optimal-column-width="false"/>
    </style:style>
    <style:style style:name="ACOL-10" style:family="table-column">
      <style:table-column-properties style:column-width="74.2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7" table:number-columns-repeated="2"/>
        <table:table-column table:default-cell-style-name="ACE-0" table:style-name="ACOL-11"/>
        <table:table-column table:default-cell-style-name="ACE-0" table:style-name="ACOL-7" table:number-columns-repeated="2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7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0" office:value-type="string">
            <text:p>MIS_3_early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60000">
            <text:p>6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2">
            <text:p>−22.00</text:p>
          </table:table-cell>
          <table:table-cell table:style-name="ACE-3" office:value-type="float" office:value="6">
            <text:p>6.00</text:p>
          </table:table-cell>
          <table:table-cell table:style-name="ACE-3" office:value-type="float" office:value="6">
            <text:p>6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0" office:value-type="string">
            <text:p>MIS_3_late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2000">
            <text:p>3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9">
            <text:p>−29.00</text:p>
          </table:table-cell>
          <table:table-cell table:style-name="ACE-3" office:value-type="float" office:value="5">
            <text:p>5.00</text:p>
          </table:table-cell>
          <table:table-cell table:style-name="ACE-3" office:value-type="float" office:value="5">
            <text:p>5.00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corrected for tectonics, 0.25+/-0.5 m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4000">
            <text:p>3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">
            <text:p>−29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6000">
            <text:p>3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38000">
            <text:p>3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">
            <text:p>−27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4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0000">
            <text:p>4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5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2000">
            <text:p>4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6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4000">
            <text:p>4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7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6000">
            <text:p>4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8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48000">
            <text:p>4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">
            <text:p>−24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9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0000">
            <text:p>50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2000">
            <text:p>52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1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4000">
            <text:p>54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2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6000">
            <text:p>56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Karmata_Strait</text:p>
          </table:table-cell>
          <table:table-cell table:style-name="ACE-0" office:value-type="string">
            <text:p>age_model</text:p>
          </table:table-cell>
          <table:table-cell table:style-name="ACE-2" office:value-type="string">
            <text:p>interpolated_13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108.83">
            <text:p>108.83</text:p>
          </table:table-cell>
          <table:table-cell table:style-name="ACE-0" office:value-type="float" office:value="58000">
            <text:p>580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18O_proxy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WeissEtal2022</text:p>
          </table:table-cell>
          <table:table-cell table:style-name="ACE-0" office:value-type="string">
            <text:p>digitized from plot</text:p>
          </table:table-cell>
          <table:table-cell table:number-columns-repeated="239" table:style-name="ACE-0"/>
        </table:table-row>
        <table:table-row table:style-name="AROW-1" table:number-rows-repeated="65">
          <table:table-cell table:number-columns-repeated="2" table:style-name="ACE-0"/>
          <table:table-cell table:style-name="ACE-2"/>
          <table:table-cell table:number-columns-repeated="9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93">
          <table:table-cell table:number-columns-repeated="2" table:style-name="ACE-0"/>
          <table:table-cell table:style-name="ACE-2"/>
          <table:table-cell table:number-columns-repeated="10" table:style-name="ACE-0"/>
          <table:table-cell table:number-columns-repeated="2" table:style-name="ACE-3"/>
          <table:table-cell table:number-columns-repeated="241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9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6" gnm:cursor-row="2">
          <gnm:selection gnm:start-col="6" gnm:start-row="2" gnm:end-col="6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3"/>
    </number:number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21T05:32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